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" svg:font-family="'Open Sans', sans-serif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 style:master-page-name="Standard">
      <loext:graphic-properties draw:fill="solid" draw:fill-color="#000000"/>
      <style:paragraph-properties fo:line-height="150%" fo:text-align="justify" style:justify-single-word="false" style:page-number="1" fo:background-color="#000000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0685d3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officeooo:paragraph-rsid="000685d3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0685d3"/>
    </style:style>
    <style:style style:name="P13" style:family="paragraph" style:parent-style-name="Standard">
      <style:paragraph-properties fo:line-height="100%" fo:text-align="center" style:justify-single-word="false" fo:orphans="0" fo:widows="0"/>
      <style:text-properties officeooo:paragraph-rsid="000685d3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officeooo:paragraph-rsid="000685d3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officeooo:paragraph-rsid="000685d3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0685d3"/>
    </style:style>
    <style:style style:name="T1" style:family="text">
      <style:text-properties fo:color="#ffffff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fo:color="#ffffff" style:font-name="Times New Roman" fo:font-size="12pt" fo:font-weight="bold" officeooo:rsid="0004f732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fo:background-color="#d9d9d9" loext:char-shading-value="0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04f732" fo:background-color="#d9d9d9" loext:char-shading-value="0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officeooo:rsid="000685d3" fo:background-color="#d9d9d9" loext:char-shading-value="0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text-position="super 58%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officeooo:rsid="0004f732"/>
    </style:style>
    <style:style style:name="T9" style:family="text">
      <style:text-properties officeooo:rsid="000685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s/></text:span><text:span text:style-name="T2">REO 02</text:span><text:span text:style-name="T1"> – </text:span><text:span text:style-name="T2">REOBoy (Atividade 2)</text:span></text:p>
      <text:p text:style-name="P1"><text:s/>Por Pedro Antônio de Souza.</text:p>
      <text:p text:style-name="P1"/>
      <text:p text:style-name="P11"><text:span text:style-name="T4">Tarefa</text:span><text:span text:style-name="T3"> 1 – Baixe a ferramenta GALS. Crie um analisador léxico na ferramenta GALS para a linguagem ALGUMA. Gere o código do analisador léxico (preferencialmente em JAVA). Teste seu analisador léxico utilizando os algoritmos que você criou na atividade da Semana 2 de aulas (Fatorial e soma de números da sequência de Fibonacci). Faça um relatório em pdf descrevendo todos os detalhes da atividade: as expressões regulares usadas na ferramenta Gals, o código criado para o seu analisador, e os resultados da execução (use capturas de tela para ilustrar seus feitos). OBS: Simule erros léxicos durante os seus testes. </text:span></text:p>
      <text:p text:style-name="P2">Reconhecedores:</text:p>
      <text:p text:style-name="P2"/>
      <text:p text:style-name="P2"/>
      <text:p text:style-name="P12"><text:span text:style-name="T5">Tarefa</text:span><text:span text:style-name="T3"> 2 – Pesquise sobre outros geradores de analisadores léxicos (pelo menos outros 2) e faça uma análise comparativa entre eles. Sugestão: ANTLR e mais algum.</text:span></text:p>
      <text:p text:style-name="P8">Reconhecedores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" svg:font-family="'Open Sans', sans-serif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21T01:42:27.066110540</dc:date>
    <meta:editing-duration>PT5M1S</meta:editing-duration>
    <meta:editing-cycles>1</meta:editing-cycles>
    <meta:document-statistic meta:table-count="0" meta:image-count="0" meta:object-count="0" meta:page-count="1" meta:paragraph-count="6" meta:word-count="135" meta:character-count="864" meta:non-whitespace-character-count="729"/>
  </office:meta>
</office:document-meta>
</file>